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889cm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25cm" fo:min-width="4.75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1.25cm" fo:min-width="4.75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75cm" fo:min-width="3cm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456cm" fo:min-width="4.01cm"/>
      <style:paragraph-properties style:writing-mode="lr-tb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7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1.25cm" fo:min-width="7.75cm"/>
      <style:paragraph-properties style:writing-mode="lr-tb"/>
    </style:style>
    <style:style style:name="gr9" style:family="graphic" style:parent-style-name="objectwithoutfill">
      <style:graphic-properties svg:stroke-color="#3465a4" draw:marker-end="线条箭头_20_2" draw:marker-end-width="0.3cm" draw:fill="none" draw:textarea-vertical-align="middle"/>
    </style:style>
    <style:style style:name="gr10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11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12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13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14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7.713cm"/>
      <style:paragraph-properties style:writing-mode="lr-tb"/>
    </style:style>
    <style:style style:name="gr16" style:family="graphic" style:parent-style-name="objectwithoutfill">
      <style:graphic-properties svg:stroke-color="#3465a4" draw:fill="none" draw:textarea-vertical-align="middle"/>
    </style:style>
    <style:style style:name="gr17" style:family="graphic" style:parent-style-name="standard">
      <style:graphic-properties svg:stroke-color="#3465a4" draw:textarea-horizontal-align="justify" draw:textarea-vertical-align="middle" draw:auto-grow-height="false" fo:min-height="1cm" fo:min-width="3.5cm"/>
      <style:paragraph-properties style:writing-mode="lr-tb"/>
    </style:style>
    <style:style style:name="gr18" style:family="graphic" style:parent-style-name="standard">
      <style:graphic-properties svg:stroke-color="#3465a4" draw:textarea-horizontal-align="justify" draw:textarea-vertical-align="middle" draw:auto-grow-height="false" fo:min-height="1cm" fo:min-width="9.25cm"/>
    </style:style>
    <style:style style:name="gr19" style:family="graphic" style:parent-style-name="standard">
      <style:graphic-properties svg:stroke-color="#3465a4" draw:textarea-horizontal-align="justify" draw:textarea-vertical-align="middle" draw:auto-grow-height="false" fo:min-height="1cm" fo:min-width="9.25cm"/>
      <style:paragraph-properties style:writing-mode="lr-tb"/>
    </style:style>
    <style:style style:name="gr20" style:family="graphic" style:parent-style-name="standard" style:list-style-name="L1">
      <style:graphic-properties svg:stroke-color="#3465a4" draw:textarea-horizontal-align="justify" draw:textarea-vertical-align="middle" draw:auto-grow-height="false" fo:min-height="1cm" fo:min-width="7cm"/>
      <style:paragraph-properties style:writing-mode="lr-tb"/>
    </style:style>
    <style:style style:name="gr21" style:family="graphic" style:parent-style-name="standard">
      <style:graphic-properties svg:stroke-color="#3465a4" draw:textarea-horizontal-align="justify" draw:textarea-vertical-align="middle" draw:auto-grow-height="false" fo:min-height="1cm" fo:min-width="1.5cm"/>
      <style:paragraph-properties style:writing-mode="lr-tb"/>
    </style:style>
    <style:style style:name="gr22" style:family="graphic" style:parent-style-name="objectwithoutfill">
      <style:graphic-properties svg:stroke-color="#3465a4" draw:marker-end="线条箭头_20_3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619cm"/>
      <style:paragraph-properties style:writing-mode="lr-tb"/>
    </style:style>
    <style:style style:name="gr24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25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26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27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28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29" style:family="graphic" style:parent-style-name="objectwithoutfill">
      <style:graphic-properties svg:stroke-color="#3465a4" draw:marker-end="线条箭头_20_1" draw:marker-end-width="0.3cm" draw:fill="none" draw:textarea-vertical-align="middle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1cm" fo:min-width="3.25cm"/>
      <style:paragraph-properties style:writing-mode="lr-tb"/>
    </style:style>
    <style:style style:name="gr31" style:family="graphic" style:parent-style-name="standard">
      <style:graphic-properties svg:stroke-color="#3465a4" draw:textarea-horizontal-align="justify" draw:textarea-vertical-align="middle" draw:auto-grow-height="false" fo:min-height="2cm" fo:min-width="3.5cm"/>
      <style:paragraph-properties style:writing-mode="lr-tb"/>
    </style:style>
    <style:style style:name="gr32" style:family="graphic" style:parent-style-name="standard">
      <style:graphic-properties svg:stroke-color="#3465a4" draw:textarea-horizontal-align="justify" draw:textarea-vertical-align="middle" draw:auto-grow-height="false" fo:min-height="3.5cm" fo:min-width="1cm"/>
    </style:style>
    <style:style style:name="gr33" style:family="graphic" style:parent-style-name="standard">
      <style:graphic-properties svg:stroke-color="#3465a4" draw:textarea-horizontal-align="justify" draw:textarea-vertical-align="middle" draw:auto-grow-height="false" fo:min-height="4.5cm" fo:min-width="1cm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3cm" fo:min-width="1cm"/>
    </style:style>
    <style:style style:name="gr35" style:family="graphic" style:parent-style-name="standard">
      <style:graphic-properties svg:stroke-color="#3465a4" draw:textarea-horizontal-align="justify" draw:textarea-vertical-align="middle" draw:auto-grow-height="false" fo:min-height="3.75cm" fo:min-width="1cm"/>
    </style:style>
    <style:style style:name="gr36" style:family="graphic" style:parent-style-name="standard">
      <style:graphic-properties svg:stroke-color="#3465a4" draw:textarea-horizontal-align="justify" draw:textarea-vertical-align="middle" draw:auto-grow-height="false" fo:min-height="2.5cm" fo:min-width="1cm"/>
    </style:style>
    <style:style style:name="gr37" style:family="graphic" style:parent-style-name="standard">
      <style:graphic-properties svg:stroke-color="#3465a4" draw:textarea-horizontal-align="justify" draw:textarea-vertical-align="middle" draw:auto-grow-height="false" fo:min-height="4.75cm" fo:min-width="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27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40" style:family="graphic" style:parent-style-name="standard">
      <style:graphic-properties svg:stroke-color="#3465a4" draw:textarea-horizontal-align="justify" draw:textarea-vertical-align="middle" draw:auto-grow-height="false" fo:min-height="4.7cm" fo:min-width="4.6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542cm"/>
      <style:paragraph-properties style:writing-mode="lr-tb"/>
    </style:style>
    <style:style style:name="gr42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43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44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45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46" style:family="graphic" style:parent-style-name="standard" style:list-style-name="L1">
      <style:graphic-properties svg:stroke-color="#3465a4" draw:textarea-horizontal-align="justify" draw:textarea-vertical-align="middle" draw:auto-grow-height="false" fo:min-height="0.878cm" fo:min-width="17.128cm"/>
      <style:paragraph-properties style:writing-mode="lr-tb"/>
    </style:style>
    <style:style style:name="gr47" style:family="graphic" style:parent-style-name="standard">
      <style:graphic-properties svg:stroke-color="#3465a4" draw:textarea-horizontal-align="justify" draw:textarea-vertical-align="middle" draw:auto-grow-height="false" fo:min-height="4.75cm" fo:min-width="7.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size-asian="18pt"/>
    </style:style>
    <style:style style:name="P11" style:family="paragraph">
      <style:paragraph-properties fo:text-align="center" style:writing-mode="lr-tb"/>
      <style:text-properties style:font-size-asian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size-asian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7.389cm" svg:height="1.17cm" svg:x="2.75cm" svg:y="3cm">
          <draw:text-box>
            <text:p>密码管理系统-密码管理</text:p>
          </draw:text-box>
        </draw:frame>
        <draw:custom-shape draw:style-name="gr2" draw:text-style-name="P2" draw:layer="layout" svg:width="5.25cm" svg:height="1.5cm" svg:x="2.75cm" svg:y="6cm">
          <text:p text:style-name="P2">密码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25cm" svg:height="1.5cm" svg:x="2.7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25cm" svg:height="1.5cm" svg:x="2.7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8cm">
          <text:p text:style-name="P2">分组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5cm" svg:height="1cm" svg:x="10.25cm" svg:y="4.25cm">
          <text:p text:style-name="P4"><text:span text:style-name="T1">新增密码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cm" svg:y="2.25cm">
          <text:p text:style-name="P4"><text:span text:style-name="T1">导入</text:span><text:span text:style-name="T1">/</text:span><text:span text:style-name="T1">导出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0cm" svg:y="4.25cm">
          <text:p text:style-name="P4"><text:span text:style-name="T1">搜索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cm" svg:y="4.25cm">
          <text:p text:style-name="P4"><text:span text:style-name="T1">删除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cm" svg:x="14.75cm" svg:y="4.25cm">
          <text:p text:style-name="P2">I<text:tab/><text:tab/><text:tab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17.75cm" svg:height="1.25cm" svg:x="9.75cm" svg:y="6cm">
          <text:p text:style-name="P2"><text:span text:style-name="T2">□</text:span><text:span text:style-name="T2">平台</text:span><text:span text:style-name="T2"><text:tab/></text:span><text:span text:style-name="T2"><text:tab/></text:span><text:span text:style-name="T2">账号 </text:span><text:span text:style-name="T2"><text:tab/></text:span><text:span text:style-name="T2">时间</text:span><text:span text:style-name="T2"><text:tab/></text:span><text:span text:style-name="T2"> </text:span>分组<text:tab/>…<text:tab/>操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7.75cm" svg:height="1.25cm" svg:x="9.75cm" svg:y="14.75cm">
          <text:p text:style-name="P5">□<text:tab/>xxx<text:tab/><text:tab/>xxx<text:tab/><text:tab/>xxx<text:tab/><text:tab/>xxxxxxxx<text:tab/><text:span text:style-name="T3">修改历史 </text:span><text:span text:style-name="T3"><text:tab/></text:span><text:span text:style-name="T3">编辑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删除 分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7.75cm" svg:height="1.25cm" svg:x="9.75cm" svg:y="13cm">
          <text:p text:style-name="P5">□<text:tab/>xxx<text:tab/><text:tab/>xxx<text:tab/><text:tab/>xxx<text:tab/><text:tab/>xxxxxxxx<text:tab/><text:span text:style-name="T3">修改历史 </text:span><text:span text:style-name="T3"><text:tab/></text:span><text:span text:style-name="T3">编辑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删除 分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7.75cm" svg:height="1.25cm" svg:x="9.75cm" svg:y="11.25cm">
          <text:p text:style-name="P5">□<text:tab/>xxx<text:tab/><text:tab/>xxx<text:tab/><text:tab/>xxx<text:tab/><text:tab/>xxxxxxxx<text:tab/><text:span text:style-name="T3">修改历史 </text:span><text:span text:style-name="T3"><text:tab/></text:span><text:span text:style-name="T3">编辑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删除 分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7.75cm" svg:height="1.25cm" svg:x="9.75cm" svg:y="9.5cm">
          <text:p text:style-name="P5">□<text:tab/>xxx<text:tab/><text:tab/>xxx<text:tab/><text:tab/>xxx<text:tab/><text:tab/>xxxxxxxx<text:tab/><text:span text:style-name="T3">修改历史 </text:span><text:span text:style-name="T3"><text:tab/></text:span><text:span text:style-name="T3">编辑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删除 分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7.75cm" svg:height="1.25cm" svg:x="9.75cm" svg:y="7.75cm">
          <text:p text:style-name="P5">□<text:tab/>xxx<text:tab/><text:tab/>xxx<text:tab/><text:tab/>xxx<text:tab/><text:tab/>xxxxxxxx<text:tab/><text:span text:style-name="T3">修改历史 </text:span><text:span text:style-name="T3"><text:tab/></text:span><text:span text:style-name="T3">编辑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删除 分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8.25cm" svg:height="1.5cm" svg:x="14.25cm" svg:y="16.5cm">
          <text:p text:style-name="P2">1<text:tab/>2<text:tab/>3… <text:s text:c="2"/>跳转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cm" svg:y1="6.75cm" svg:x2="9.5cm" svg:y2="10cm">
          <text:p/>
        </draw:line>
      </draw:page>
      <draw:page draw:name="page2" draw:style-name="dp1" draw:master-page-name="默认">
        <draw:frame draw:style-name="gr1" draw:text-style-name="P1" draw:layer="layout" svg:width="7.389cm" svg:height="1.17cm" svg:x="2.75cm" svg:y="3cm">
          <draw:text-box>
            <text:p text:style-name="P7"><text:span text:style-name="T2">密码管理系统</text:span><text:span text:style-name="T2">-</text:span>分组管理</text:p>
          </draw:text-box>
        </draw:frame>
        <draw:custom-shape draw:style-name="gr2" draw:text-style-name="P2" draw:layer="layout" svg:width="5.25cm" svg:height="1.5cm" svg:x="2.75cm" svg:y="6cm">
          <text:p text:style-name="P2">密码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25cm" svg:height="1.5cm" svg:x="2.7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25cm" svg:height="1.5cm" svg:x="2.7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8cm">
          <text:p text:style-name="P2">分组管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5cm" svg:height="1cm" svg:x="10.25cm" svg:y="4.25cm">
          <text:p text:style-name="P4"><text:span text:style-name="T1">新增分组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cm" svg:y="2.25cm">
          <text:p text:style-name="P4"><text:span text:style-name="T1">导入</text:span><text:span text:style-name="T1">/</text:span><text:span text:style-name="T1">导出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0cm" svg:y="4.25cm">
          <text:p text:style-name="P4"><text:span text:style-name="T1">搜索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cm" svg:y="4.25cm">
          <text:p text:style-name="P4"><text:span text:style-name="T1">删除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cm" svg:x="14.75cm" svg:y="4.25cm">
          <text:p text:style-name="P2">I<text:tab/><text:tab/><text:tab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17.75cm" svg:height="1.25cm" svg:x="9.75cm" svg:y="6cm">
          <text:p text:style-name="P8">□分组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7.75cm" svg:height="1.25cm" svg:x="9.75cm" svg:y="14.75cm">
          <text:p text:style-name="P9">□分组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7.75cm" svg:height="1.25cm" svg:x="9.75cm" svg:y="13cm">
          <text:p text:style-name="P9">□分组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7.75cm" svg:height="1.25cm" svg:x="9.75cm" svg:y="11.25cm">
          <text:p text:style-name="P5">□<text:tab/>XX<text:tab/><text:tab/>xxxx<text:tab/>xxxxxxxx<text:tab/>xxxxX<text:tab/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7.75cm" svg:height="1.25cm" svg:x="9.75cm" svg:y="9.5cm">
          <text:p text:style-name="P5">□<text:tab/>XX<text:tab/><text:tab/>xxxx<text:tab/>xxxxxxxx<text:tab/>xxxxX<text:tab/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7.75cm" svg:height="1.25cm" svg:x="9.75cm" svg:y="7.75cm">
          <text:p text:style-name="P5">□<text:tab/>XX<text:tab/><text:tab/>xxxx<text:tab/>xxxxxxxx<text:tab/>xxxxX<text:tab/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8.25cm" svg:height="1.5cm" svg:x="14.25cm" svg:y="16.5cm">
          <text:p text:style-name="P2">1<text:tab/>2<text:tab/>3… <text:s text:c="2"/>跳转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cm" svg:y1="9cm" svg:x2="9.5cm" svg:y2="10cm">
          <text:p/>
        </draw:line>
      </draw:page>
      <draw:page draw:name="page3" draw:style-name="dp1" draw:master-page-name="默认">
        <draw:frame draw:style-name="gr15" draw:text-style-name="P1" draw:layer="layout" svg:width="8.213cm" svg:height="1.17cm" svg:x="2.751cm" svg:y="3.001cm">
          <draw:text-box>
            <text:p>密码管理系统 - 新增/编辑</text:p>
          </draw:text-box>
        </draw:frame>
        <draw:custom-shape draw:style-name="gr4" draw:text-style-name="P4" draw:layer="layout" svg:width="3.5cm" svg:height="1cm" svg:x="10.251cm" svg:y="4.251cm">
          <text:p text:style-name="P4"><text:span text:style-name="T1">新增密码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1cm" svg:y="2.251cm">
          <text:p text:style-name="P4"><text:span text:style-name="T1">导入</text:span><text:span text:style-name="T1">/</text:span><text:span text:style-name="T1">导出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1cm" svg:y="4.251cm">
          <text:p text:style-name="P4"><text:span text:style-name="T1">搜索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14.251cm" svg:y="4.251cm">
          <text:p text:style-name="P4"><text:span text:style-name="T1">管理密码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cm" svg:x="18.501cm" svg:y="4.251cm">
          <text:p text:style-name="P2">I<text:tab/><text:tab/><text:tab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5.25cm" svg:height="1.5cm" svg:x="2.5cm" svg:y="7.5cm">
          <text:p text:style-name="P2">密码管理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6" draw:text-style-name="P6" draw:layer="layout" svg:x1="10.5cm" svg:y1="6.25cm" svg:x2="10.5cm" svg:y2="18cm">
          <text:p/>
        </draw:line>
        <draw:line draw:style-name="gr16" draw:text-style-name="P6" draw:layer="layout" svg:x1="27.5cm" svg:y1="6.25cm" svg:x2="10.5cm" svg:y2="6.25cm">
          <text:p/>
        </draw:line>
        <draw:line draw:style-name="gr16" draw:text-style-name="P6" draw:layer="layout" svg:x1="27.5cm" svg:y1="17.75cm" svg:x2="27.5cm" svg:y2="6.25cm">
          <text:p/>
        </draw:line>
        <draw:custom-shape draw:style-name="gr17" draw:text-style-name="P2" draw:layer="layout" svg:width="4cm" svg:height="1.25cm" svg:x="11.75cm" svg:y="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9.75cm" svg:height="1.25cm" svg:x="16.75cm" svg:y="7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cm" svg:height="1.25cm" svg:x="11.75cm" svg:y="7.5cm">
          <text:p text:style-name="P2">账户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75cm" svg:height="1.25cm" svg:x="16.75cm" svg:y="7.5cm">
          <text:p text:style-name="P2">必填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cm" svg:height="1.25cm" svg:x="11.75cm" svg:y="9.5cm">
          <text:p text:style-name="P2">密码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5cm" svg:height="1.25cm" svg:x="16.75cm" svg:y="9.5cm">
          <text:p text:style-name="P5">必填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cm" svg:height="1.25cm" svg:x="11.75cm" svg:y="11.5cm">
          <text:p text:style-name="P2">平台名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9.75cm" svg:height="1.25cm" svg:x="16.75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cm" svg:height="1.25cm" svg:x="11.75cm" svg:y="13.5cm">
          <text:p text:style-name="P2">网址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9.75cm" svg:height="1.25cm" svg:x="16.75cm" svg:y="1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cm" svg:height="1.25cm" svg:x="16.75cm" svg:y="18.25cm">
          <text:p text:style-name="P2">提交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cm" svg:height="1.25cm" svg:x="11.75cm" svg:y="15.25cm">
          <text:p text:style-name="P2">修改提醒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75cm" svg:height="1.25cm" svg:x="16.75cm" svg:y="15.25cm">
          <text:p text:style-name="P2">每月/每周/每年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cm" svg:height="1.25cm" svg:x="24.5cm" svg:y="9.5cm">
          <text:p text:style-name="P2">生成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cm" svg:height="1.25cm" svg:x="11.75cm" svg:y="16.75cm">
          <text:p text:style-name="P2">分组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75cm" svg:height="1.25cm" svg:x="16.75cm" svg:y="16.75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12cm" svg:y1="5.25cm" svg:x2="19cm" svg:y2="6.25cm">
          <text:p/>
        </draw:line>
      </draw:page>
      <draw:page draw:name="page4" draw:style-name="dp1" draw:master-page-name="默认">
        <draw:frame draw:style-name="gr23" draw:text-style-name="P10" draw:layer="layout" svg:width="6.119cm" svg:height="1.17cm" svg:x="2.75cm" svg:y="3cm">
          <draw:text-box>
            <text:p><text:span text:style-name="T4">账单管理系统</text:span><text:span text:style-name="T4">-</text:span><text:span text:style-name="T4">账单</text:span></text:p>
          </draw:text-box>
        </draw:frame>
        <draw:custom-shape draw:style-name="gr2" draw:text-style-name="P11" draw:layer="layout" svg:width="5.25cm" svg:height="1.5cm" svg:x="2.75cm" svg:y="6cm">
          <text:p text:style-name="P11"><text:span text:style-name="T4">账单管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2cm">
          <text:p text:style-name="P2">提醒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0cm">
          <text:p text:style-name="P2">统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8cm">
          <text:p text:style-name="P2">预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5cm" svg:height="1cm" svg:x="10cm" svg:y="6cm">
          <text:p text:style-name="P4"><text:span text:style-name="T1">导入账单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5cm" svg:y="4.25cm">
          <text:p text:style-name="P4"><text:span text:style-name="T1">导入</text:span><text:span text:style-name="T1">/</text:span><text:span text:style-name="T1">导出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5cm" svg:y="6cm">
          <text:p text:style-name="P4"><text:span text:style-name="T1">搜索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14cm" svg:y="6cm">
          <text:p text:style-name="P4"><text:span text:style-name="T1">删除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cm" svg:height="1cm" svg:x="18.25cm" svg:y="6cm">
          <text:p text:style-name="P12"><text:span text:style-name="T5">I</text:span><text:span text:style-name="T5"><text:tab/></text:span><text:span text:style-name="T5"><text:tab/></text:span><text:span text:style-name="T5"><text:tab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1" draw:layer="layout" svg:width="17.75cm" svg:height="1.25cm" svg:x="9.75cm" svg:y="7.75cm">
          <text:p text:style-name="P11"><text:span text:style-name="T4">□</text:span><text:span text:style-name="T4">平台</text:span><text:span text:style-name="T4"><text:tab/></text:span><text:span text:style-name="T4"><text:tab/></text:span><text:span text:style-name="T4">账号</text:span><text:span text:style-name="T4"><text:tab/></text:span><text:span text:style-name="T4">时间</text:span><text:span text:style-name="T4"><text:tab/></text:span><text:span text:style-name="T4"><text:tab/></text:span><text:span text:style-name="T4">操作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17.75cm" svg:height="1.25cm" svg:x="9.75cm" svg:y="16.5cm">
          <text:p text:style-name="P13"><text:span text:style-name="T5">□</text:span><text:span text:style-name="T5"><text:tab/></text:span><text:span text:style-name="T5">XX</text:span><text:span text:style-name="T5"><text:tab/></text:span><text:span text:style-name="T5"><text:tab/></text:span><text:span text:style-name="T5">xxxx</text:span><text:span text:style-name="T5"><text:tab/></text:span><text:span text:style-name="T5">xxxxxxxx</text:span><text:span text:style-name="T5"><text:tab/></text:span><text:span text:style-name="T5">xxxxX</text:span><text:span text:style-name="T5"><text:tab/></text:span><text:span text:style-name="T5"> <text:s/></text:span><text:span text:style-name="T5">删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17.75cm" svg:height="1.25cm" svg:x="9.75cm" svg:y="14.75cm">
          <text:p text:style-name="P13"><text:span text:style-name="T5">□</text:span><text:span text:style-name="T5"><text:tab/></text:span><text:span text:style-name="T5">XX</text:span><text:span text:style-name="T5"><text:tab/></text:span><text:span text:style-name="T5"><text:tab/></text:span><text:span text:style-name="T5">xxxx</text:span><text:span text:style-name="T5"><text:tab/></text:span><text:span text:style-name="T5">xxxxxxxx</text:span><text:span text:style-name="T5"><text:tab/></text:span><text:span text:style-name="T5">xxxxX</text:span><text:span text:style-name="T5"><text:tab/></text:span><text:span text:style-name="T5"> <text:s/></text:span><text:span text:style-name="T5">删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17.75cm" svg:height="1.25cm" svg:x="9.75cm" svg:y="13cm">
          <text:p text:style-name="P13"><text:span text:style-name="T5">□</text:span><text:span text:style-name="T5"><text:tab/></text:span><text:span text:style-name="T5">XX</text:span><text:span text:style-name="T5"><text:tab/></text:span><text:span text:style-name="T5"><text:tab/></text:span><text:span text:style-name="T5">xxxx</text:span><text:span text:style-name="T5"><text:tab/></text:span><text:span text:style-name="T5">xxxxxxxx</text:span><text:span text:style-name="T5"><text:tab/></text:span><text:span text:style-name="T5">xxxxX</text:span><text:span text:style-name="T5"><text:tab/></text:span><text:span text:style-name="T5"> </text:span><text:span text:style-name="T5">编辑 删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17.75cm" svg:height="1.25cm" svg:x="9.75cm" svg:y="11.25cm">
          <text:p text:style-name="P13"><text:span text:style-name="T5">□</text:span><text:span text:style-name="T5"><text:tab/></text:span><text:span text:style-name="T5">XX</text:span><text:span text:style-name="T5"><text:tab/></text:span><text:span text:style-name="T5"><text:tab/></text:span><text:span text:style-name="T5">xxxx</text:span><text:span text:style-name="T5"><text:tab/></text:span><text:span text:style-name="T5">xxxxxxxx</text:span><text:span text:style-name="T5"><text:tab/></text:span><text:span text:style-name="T5">xxxxX</text:span><text:span text:style-name="T5"><text:tab/></text:span><text:span text:style-name="T5"> <text:s/></text:span><text:span text:style-name="T5">删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17.75cm" svg:height="1.25cm" svg:x="9.75cm" svg:y="9.5cm">
          <text:p text:style-name="P13"><text:span text:style-name="T5">□</text:span><text:span text:style-name="T5"><text:tab/></text:span><text:span text:style-name="T5">XX</text:span><text:span text:style-name="T5"><text:tab/></text:span><text:span text:style-name="T5"><text:tab/></text:span><text:span text:style-name="T5">xxxx</text:span><text:span text:style-name="T5"><text:tab/></text:span><text:span text:style-name="T5">xxxxxxxx</text:span><text:span text:style-name="T5"><text:tab/></text:span><text:span text:style-name="T5">xxxxX</text:span><text:span text:style-name="T5"><text:tab/></text:span><text:span text:style-name="T5"> <text:s/></text:span><text:span text:style-name="T5">删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8.25cm" svg:height="1.5cm" svg:x="14.25cm" svg:y="18.25cm">
          <text:p text:style-name="P12"><text:span text:style-name="T5">1</text:span><text:span text:style-name="T5"><text:tab/></text:span><text:span text:style-name="T5">2</text:span><text:span text:style-name="T5"><text:tab/></text:span><text:span text:style-name="T5">3… <text:s text:c="2"/></text:span><text:span text:style-name="T5">跳转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7.75cm" svg:y1="6.5cm" svg:x2="9.5cm" svg:y2="9.75cm">
          <text:p/>
        </draw:line>
        <draw:custom-shape draw:style-name="gr30" draw:text-style-name="P2" draw:layer="layout" svg:width="3.75cm" svg:height="1.25cm" svg:x="9.75cm" svg:y="2.75cm">
          <text:p text:style-name="P2">账单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75cm" svg:height="1.25cm" svg:x="14.25cm" svg:y="2.75cm">
          <text:p text:style-name="P2">分组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23" draw:text-style-name="P10" draw:layer="layout" svg:width="6.119cm" svg:height="1.17cm" svg:x="2.75cm" svg:y="3cm">
          <draw:text-box>
            <text:p><text:span text:style-name="T4">账单管理系统</text:span><text:span text:style-name="T4">-</text:span><text:span text:style-name="T4">预算</text:span></text:p>
          </draw:text-box>
        </draw:frame>
        <draw:custom-shape draw:style-name="gr2" draw:text-style-name="P11" draw:layer="layout" svg:width="5.25cm" svg:height="1.5cm" svg:x="2.75cm" svg:y="6cm">
          <text:p text:style-name="P11"><text:span text:style-name="T4">账单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2cm">
          <text:p text:style-name="P2">提醒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0cm">
          <text:p text:style-name="P2">统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8cm">
          <text:p text:style-name="P2">预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5cm" svg:height="1cm" svg:x="10.25cm" svg:y="4.25cm">
          <text:p text:style-name="P4"><text:span text:style-name="T1">创建预算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cm" svg:y="4.25cm">
          <text:p text:style-name="P4"><text:span text:style-name="T1">搜索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14.25cm" svg:y="4.25cm">
          <text:p text:style-name="P4"><text:span text:style-name="T1">修改预算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cm" svg:height="1cm" svg:x="18.5cm" svg:y="4.25cm">
          <text:p text:style-name="P12"><text:span text:style-name="T5">I</text:span><text:span text:style-name="T5"><text:tab/></text:span><text:span text:style-name="T5"><text:tab/></text:span><text:span text:style-name="T5"><text:tab/>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9" draw:text-style-name="P6" draw:layer="layout" svg:x1="8cm" svg:y1="8.75cm" svg:x2="9.5cm" svg:y2="9.75cm">
          <text:p/>
        </draw:line>
        <draw:custom-shape draw:style-name="gr31" draw:text-style-name="P2" draw:layer="layout" svg:width="4cm" svg:height="2.25cm" svg:x="10.25cm" svg:y="6.75cm">
          <text:p text:style-name="P2">今日可用</text:p>
          <text:p text:style-name="P2">1000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cm" svg:height="2.25cm" svg:x="19.5cm" svg:y="6.75cm">
          <text:p text:style-name="P2">本月已消费</text:p>
          <text:p text:style-name="P2">2500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cm" svg:height="2.25cm" svg:x="14.75cm" svg:y="6.75cm">
          <text:p text:style-name="P2">本月可用</text:p>
          <text:p text:style-name="P2">2500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5cm" svg:height="3.75cm" svg:x="11.5cm" svg:y="1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5cm" svg:height="4.75cm" svg:x="13.85cm" svg:y="10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5cm" svg:height="3.25cm" svg:x="23.25cm" svg:y="12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4cm" svg:x="20.902cm" svg:y="11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.5cm" svg:height="2.75cm" svg:x="16.201cm" svg:y="12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5cm" svg:height="5cm" svg:x="18.5cm" svg:y="10.5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0cm" svg:y1="11.75cm" svg:x2="25.5cm" svg:y2="11.75cm">
          <text:p/>
        </draw:line>
        <draw:frame draw:style-name="gr38" draw:text-style-name="P1" draw:layer="layout" svg:width="1.772cm" svg:height="1.17cm" svg:x="25.458cm" svg:y="11.08cm">
          <draw:text-box>
            <text:p>预算</text:p>
          </draw:text-box>
        </draw:frame>
        <draw:line draw:style-name="gr16" draw:text-style-name="P6" draw:layer="layout" svg:x1="9.25cm" svg:y1="15.5cm" svg:x2="27.5cm" svg:y2="15.5cm">
          <text:p/>
        </draw:line>
        <draw:frame draw:style-name="gr39" draw:text-style-name="P1" draw:layer="layout" svg:width="4.312cm" svg:height="1.17cm" svg:x="15.438cm" svg:y="16cm">
          <draw:text-box>
            <text:p>近期消费记录</text:p>
          </draw:text-box>
        </draw:frame>
      </draw:page>
      <draw:page draw:name="page6" draw:style-name="dp1" draw:master-page-name="默认">
        <draw:frame draw:style-name="gr23" draw:text-style-name="P10" draw:layer="layout" svg:width="6.119cm" svg:height="1.17cm" svg:x="2.75cm" svg:y="3cm">
          <draw:text-box>
            <text:p><text:span text:style-name="T4">账单管理系统</text:span><text:span text:style-name="T4">-</text:span><text:span text:style-name="T4">统计</text:span></text:p>
          </draw:text-box>
        </draw:frame>
        <draw:custom-shape draw:style-name="gr2" draw:text-style-name="P11" draw:layer="layout" svg:width="5.25cm" svg:height="1.5cm" svg:x="2.75cm" svg:y="6cm">
          <text:p text:style-name="P11"><text:span text:style-name="T4">账单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2cm">
          <text:p text:style-name="P2">提醒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0cm">
          <text:p text:style-name="P2">统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8cm">
          <text:p text:style-name="P2">预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5cm" svg:height="1cm" svg:x="15.25cm" svg:y="4.25cm">
          <text:p text:style-name="P4"><text:span text:style-name="T1">201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cm" svg:y="4.25cm">
          <text:p text:style-name="P4"><text:span text:style-name="T1">搜索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19.5cm" svg:y="4.25cm">
          <text:p text:style-name="P4"><text:span text:style-name="T1">2022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8cm" svg:y1="10.75cm" svg:x2="9.5cm" svg:y2="9.75cm">
          <text:p/>
        </draw:line>
        <draw:custom-shape draw:style-name="gr40" draw:text-style-name="P3" draw:layer="layout" svg:width="7.25cm" svg:height="7cm" svg:x="9.5cm" svg:y="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" draw:layer="layout" svg:width="3.042cm" svg:height="1.17cm" svg:x="11.75cm" svg:y="15.58cm">
          <draw:text-box>
            <text:p>消费统计</text:p>
          </draw:text-box>
        </draw:frame>
        <draw:frame draw:style-name="gr41" draw:text-style-name="P1" draw:layer="layout" svg:width="3.042cm" svg:height="1.17cm" svg:x="19.958cm" svg:y="15.58cm">
          <draw:text-box>
            <text:p>消费趋势</text:p>
          </draw:text-box>
        </draw:frame>
        <draw:line draw:style-name="gr16" draw:text-style-name="P6" draw:layer="layout" svg:x1="18.5cm" svg:y1="9.08cm" svg:x2="18.5cm" svg:y2="15.08cm">
          <text:p/>
        </draw:line>
        <draw:path draw:style-name="gr16" draw:text-style-name="P6" draw:layer="layout" svg:width="7.999cm" svg:height="0cm" svg:x="26.5cm" svg:y="15.08cm" svg:viewBox="0 0 8000 0" svg:d="M0 0c2667 0 5333 0 8000 0">
          <text:p/>
        </draw:path>
        <draw:path draw:style-name="gr16" draw:text-style-name="P6" draw:layer="layout" svg:width="6.578cm" svg:height="3.403cm" draw:transform="skewX (-0.260926723173152) rotate (0.727627765156436) translate (18.4072466578605cm 14.2689333045515cm)" svg:viewBox="0 0 6579 3404" svg:d="M0 107c403 1 813 12 1204-81 574-136 1021 281 1385 643 379 378 356 957 323 1400-39 515 84 1080 699 1235 792 200 1603 82 2326-210l429-11 213 17">
          <text:p/>
        </draw:path>
        <draw:path draw:style-name="gr16" draw:text-style-name="P6" draw:layer="layout" svg:width="8.856cm" svg:height="4.256cm" draw:transform="skewX (0.24923301718479) rotate (0.982794901798007) translate (18.4072796996044cm 14.2271320415447cm)" svg:viewBox="0 0 8857 4257" svg:d="M0 134c543 1 1095 15 1621-101 772-170 1374 351 1864 804 511 473 480 1198 435 1751-51 645 114 1351 942 1545 1066 250 2159 103 3132-263l577-13 286 21">
          <text:p/>
        </draw:path>
        <draw:path draw:style-name="gr16" draw:text-style-name="P6" draw:layer="layout" svg:width="12.097cm" svg:height="4.675cm" draw:transform="skewX (0.611563369898813) rotate (1.15261543801706) translate (18.4073524985071cm 14.1758086641742cm)" svg:viewBox="0 0 12098 4676" svg:d="M0 147c742 1 1495 17 2214-111 1055-187 1877 385 2546 884 698 519 656 1315 595 1923-71 708 155 1484 1286 1697 1456 274 2948 112 4277-289l788-15 392 24">
          <text:p/>
        </draw:path>
      </draw:page>
      <draw:page draw:name="page7" draw:style-name="dp1" draw:master-page-name="默认">
        <draw:frame draw:style-name="gr23" draw:text-style-name="P10" draw:layer="layout" svg:width="6.119cm" svg:height="1.17cm" svg:x="2.75cm" svg:y="3cm">
          <draw:text-box>
            <text:p><text:span text:style-name="T4">账单管理系统</text:span><text:span text:style-name="T4">-</text:span><text:span text:style-name="T4">提醒</text:span></text:p>
          </draw:text-box>
        </draw:frame>
        <draw:custom-shape draw:style-name="gr2" draw:text-style-name="P11" draw:layer="layout" svg:width="5.25cm" svg:height="1.5cm" svg:x="2.75cm" svg:y="6cm">
          <text:p text:style-name="P11"><text:span text:style-name="T4">账单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2cm">
          <text:p text:style-name="P2">提醒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10cm">
          <text:p text:style-name="P2">统计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25cm" svg:height="1.5cm" svg:x="2.75cm" svg:y="8cm">
          <text:p text:style-name="P2">预算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6" draw:layer="layout" svg:x1="8cm" svg:y1="12.75cm" svg:x2="9.5cm" svg:y2="11.75cm">
          <text:p/>
        </draw:line>
        <draw:custom-shape draw:style-name="gr6" draw:text-style-name="P8" draw:layer="layout" svg:width="17.75cm" svg:height="1.25cm" svg:x="9.751cm" svg:y="6cm">
          <text:p text:style-name="P9"><text:span text:style-name="T2">□</text:span><text:span text:style-name="T2"><text:tab/></text:span><text:span text:style-name="T2">固定支出提醒</text:span><text:span text:style-name="T2"><text:tab/></text:span><text:span text:style-name="T2"><text:tab/></text:span><text:span text:style-name="T2">提醒时间</text:span><text:span text:style-name="T2"><text:tab/></text:span><text:span text:style-name="T2"><text:tab/></text:span><text:span text:style-name="T2"><text:tab/></text:span><text:span text:style-name="T2"><text:tab/></text:span><text:span text:style-name="T2">操作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9" draw:layer="layout" svg:width="17.75cm" svg:height="1.25cm" svg:x="9.751cm" svg:y="14.75cm">
          <text:p text:style-name="P9"><text:span text:style-name="T2">□</text:span><text:span text:style-name="T2"><text:tab/></text:span><text:span text:style-name="T2">固定支出提醒 </text:span><text:span text:style-name="T2">2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9" draw:layer="layout" svg:width="17.75cm" svg:height="1.25cm" svg:x="9.751cm" svg:y="13cm">
          <text:p text:style-name="P9"><text:span text:style-name="T2">□</text:span><text:span text:style-name="T2"><text:tab/></text:span><text:span text:style-name="T2">固定支出提醒 </text:span><text:span text:style-name="T2">2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17.75cm" svg:height="1.25cm" svg:x="9.751cm" svg:y="11.25cm">
          <text:p text:style-name="P9"><text:span text:style-name="T2">□</text:span><text:span text:style-name="T2"><text:tab/></text:span><text:span text:style-name="T2">固定支出提醒 </text:span><text:span text:style-name="T2">2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17.75cm" svg:height="1.25cm" svg:x="9.751cm" svg:y="9.5cm">
          <text:p text:style-name="P9"><text:span text:style-name="T2">□</text:span><text:span text:style-name="T2"><text:tab/></text:span><text:span text:style-name="T2">固定支出提醒 </text:span><text:span text:style-name="T2">2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17.75cm" svg:height="1.25cm" svg:x="9.751cm" svg:y="7.75cm">
          <text:p text:style-name="P9"><text:span text:style-name="T2">□</text:span><text:span text:style-name="T2"><text:tab/></text:span><text:span text:style-name="T2">固定支出提醒 </text:span><text:span text:style-name="T2">2</text:span><text:span text:style-name="T2"><text:tab/></text:span><text:span text:style-name="T2"><text:tab/></text:span><text:span text:style-name="T2">xxx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编辑 <text:s/>删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8.25cm" svg:height="1.5cm" svg:x="14.251cm" svg:y="16.5cm">
          <text:p text:style-name="P2">1<text:tab/>2<text:tab/>3… <text:s text:c="2"/>跳转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10.25cm" svg:y="4.251cm">
          <text:p text:style-name="P4"><text:span text:style-name="T1">新增提醒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0cm" svg:y="4.251cm">
          <text:p text:style-name="P4"><text:span text:style-name="T1">搜索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5cm" svg:height="1cm" svg:x="23.75cm" svg:y="4.251cm">
          <text:p text:style-name="P4"><text:span text:style-name="T1">删除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1cm" svg:x="14.75cm" svg:y="4.251cm">
          <text:p text:style-name="P2">I<text:tab/><text:tab/><text:tab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7" draw:text-style-name="P2" draw:layer="layout" svg:width="8cm" svg:height="5cm" svg:x="1.25cm" svg:y="14.25cm">
          <text:p text:style-name="P2">系统发现疑似固定支出识别，是否加入到提醒列表？</text:p>
          <text:p text:style-name="P2">确认<text:tab/><text:tab/>取消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9T09:42:14.195150215</meta:creation-date>
    <dc:date>2023-01-09T17:48:33.008574638</dc:date>
    <meta:editing-duration>PT1H59M21S</meta:editing-duration>
    <meta:editing-cycles>2</meta:editing-cycles>
    <meta:generator>LibreOffice/7.3.7.2$Linux_X86_64 LibreOffice_project/30$Build-2</meta:generator>
    <meta:document-statistic meta:object-count="141"/>
  </office:meta>
</office:document-meta>
</file>